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1588" officeooo:paragraph-rsid="001615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1588" officeooo:paragraph-rsid="00161588" style:font-weight-asian="bold" style:font-weight-complex="bold"/>
    </style:style>
    <style:style style:name="P3" style:family="paragraph" style:parent-style-name="Standard">
      <style:text-properties fo:font-weight="bold" officeooo:rsid="001b4bcd" officeooo:paragraph-rsid="001b4bc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4bcd" officeooo:paragraph-rsid="001b4bcd" style:font-weight-asian="bold" style:font-weight-complex="bold"/>
    </style:style>
    <style:style style:name="P5" style:family="paragraph" style:parent-style-name="Standard">
      <style:text-properties fo:font-weight="bold" officeooo:rsid="001ce4ec" officeooo:paragraph-rsid="001ce4ec" style:font-weight-asian="bold" style:font-weight-complex="bold"/>
    </style:style>
    <style:style style:name="P6" style:family="paragraph" style:parent-style-name="Standard">
      <style:text-properties fo:font-weight="bold" officeooo:rsid="002978e3" officeooo:paragraph-rsid="002978e3" style:font-weight-asian="bold" style:font-weight-complex="bold"/>
    </style:style>
    <style:style style:name="P7" style:family="paragraph" style:parent-style-name="Standard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Standard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" style:family="paragraph" style:parent-style-name="Standard">
      <style:text-properties fo:font-style="italic" fo:font-weight="normal" officeooo:paragraph-rsid="0012901a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text-properties fo:font-style="italic" fo:font-weight="normal" officeooo:rsid="0012901a" officeooo:paragraph-rsid="00184fc5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end" style:justify-single-word="false"/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text-properties fo:font-style="italic" fo:font-weight="normal" officeooo:rsid="0025034e" officeooo:paragraph-rsid="0025034e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style="italic" fo:font-weight="normal" officeooo:rsid="002b5aea" officeooo:paragraph-rsid="002b5aea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font-style="italic" fo:font-weight="normal" officeooo:rsid="00161588" officeooo:paragraph-rsid="00161588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161588" officeooo:paragraph-rsid="002b31a9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bold" officeooo:rsid="001b4bcd" officeooo:paragraph-rsid="001b4bcd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text-properties fo:font-style="italic" fo:font-weight="bold" officeooo:rsid="0012901a" officeooo:paragraph-rsid="00184fc5" style:font-style-asian="italic" style:font-weight-asian="bold" style:font-style-complex="italic" style:font-weight-complex="bold"/>
    </style:style>
    <style:style style:name="P19" style:family="paragraph" style:parent-style-name="Standard" style:list-style-name="L1">
      <style:text-properties fo:font-style="italic" fo:font-weight="bold" officeooo:rsid="0012901a" officeooo:paragraph-rsid="0012901a" style:font-style-asian="italic" style:font-weight-asian="bold" style:font-style-complex="italic" style:font-weight-complex="bold"/>
    </style:style>
    <style:style style:name="P20" style:family="paragraph" style:parent-style-name="Standard" style:list-style-name="L1">
      <style:text-properties fo:font-style="italic" fo:font-weight="bold" officeooo:rsid="0025034e" officeooo:paragraph-rsid="0025034e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text-properties fo:language="zxx" fo:country="none" fo:font-style="italic" fo:font-weight="normal" officeooo:rsid="00161588" officeooo:paragraph-rsid="0012901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 style:list-style-name="L1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 style:list-style-name="L1">
      <style:text-properties fo:language="zxx" fo:country="none" fo:font-style="italic" fo:font-weight="normal" officeooo:rsid="00161588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 style:list-style-name="L1"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5" style:family="paragraph" style:parent-style-name="Standard" style:list-style-name="L1">
      <style:text-properties fo:language="zxx" fo:country="none" fo:font-style="italic" fo:font-weight="normal" officeooo:rsid="0016158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6" style:family="paragraph" style:parent-style-name="Standard" style:list-style-name="L1">
      <style:text-properties fo:language="zxx" fo:country="none" fo:font-style="italic" fo:font-weight="normal" officeooo:rsid="0016158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7" style:family="paragraph" style:parent-style-name="Standard" style:list-style-name="L1">
      <style:paragraph-properties fo:text-align="end" style:justify-single-word="false"/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9" style:family="paragraph" style:parent-style-name="Standard" style:list-style-name="L1">
      <style:text-properties fo:language="zxx" fo:country="none" fo:font-style="italic" fo:font-weight="normal" officeooo:rsid="001f2ff7" officeooo:paragraph-rsid="001f2ff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 style:list-style-name="L1">
      <style:text-properties fo:language="zxx" fo:country="none" fo:font-style="italic" fo:font-weight="normal" officeooo:rsid="002b31a9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1" style:family="paragraph" style:parent-style-name="Standard" style:list-style-name="L1">
      <style:text-properties fo:language="zxx" fo:country="none" fo:font-style="italic" fo:font-weight="normal" officeooo:rsid="002b31a9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2" style:family="paragraph" style:parent-style-name="Standard" style:list-style-name="L1">
      <style:text-properties fo:language="zxx" fo:country="none" fo:font-style="italic" fo:font-weight="normal" officeooo:rsid="0031baf6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3" style:family="paragraph" style:parent-style-name="Standard" style:list-style-name="L1">
      <style:text-properties fo:language="zxx" fo:country="none" fo:font-style="italic" fo:font-weight="normal" officeooo:rsid="0031baf6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4" style:family="paragraph" style:parent-style-name="Standard" style:list-style-name="L1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5" style:family="paragraph" style:parent-style-name="Standard" style:list-style-name="L1"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6" style:family="paragraph" style:parent-style-name="Standard" style:list-style-name="L1">
      <style:text-properties fo:language="zxx" fo:country="none" fo:font-style="italic" fo:font-weight="normal" officeooo:rsid="0024b62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7" style:family="paragraph" style:parent-style-name="Standard" style:list-style-name="L1">
      <style:text-properties fo:language="zxx" fo:country="none" fo:font-style="italic" fo:font-weight="normal" officeooo:rsid="0024b62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24b628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9" style:family="paragraph" style:parent-style-name="Standard" style:list-style-name="L1">
      <style:text-properties fo:language="zxx" fo:country="none" fo:font-style="italic" fo:font-weight="normal" officeooo:rsid="002b5aea" officeooo:paragraph-rsid="002b5ae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0" style:family="paragraph" style:parent-style-name="Standard" style:list-style-name="L1">
      <style:text-properties fo:language="zxx" fo:country="none" fo:font-style="italic" fo:font-weight="bold" officeooo:rsid="00161588" officeooo:paragraph-rsid="0016158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1" style:family="paragraph" style:parent-style-name="Standard" style:list-style-name="L1">
      <style:text-properties fo:language="zxx" fo:country="none" fo:font-style="italic" fo:font-weight="bold" officeooo:rsid="00161588" officeooo:paragraph-rsid="0032473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2" style:family="paragraph" style:parent-style-name="Standard" style:list-style-name="L1">
      <style:text-properties fo:language="zxx" fo:country="none" fo:font-style="italic" fo:font-weight="bold" officeooo:rsid="0031baf6" officeooo:paragraph-rsid="0031baf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3" style:family="paragraph" style:parent-style-name="Standard" style:list-style-name="L1">
      <style:text-properties fo:language="zxx" fo:country="none" fo:font-style="italic" fo:font-weight="bold" officeooo:rsid="001b4bcd" officeooo:paragraph-rsid="001b4bc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4" style:family="paragraph" style:parent-style-name="Standard" style:list-style-name="L1">
      <style:text-properties fo:font-weight="bold" officeooo:rsid="00161588" officeooo:paragraph-rsid="00161588" style:font-weight-asian="bold" style:font-weight-complex="bold"/>
    </style:style>
    <style:style style:name="T1" style:family="text">
      <style:text-properties officeooo:rsid="00184fc5"/>
    </style:style>
    <style:style style:name="T2" style:family="text">
      <style:text-properties officeooo:rsid="001ce4ec"/>
    </style:style>
    <style:style style:name="T3" style:family="text">
      <style:text-properties officeooo:rsid="001d6643"/>
    </style:style>
    <style:style style:name="T4" style:family="text">
      <style:text-properties officeooo:rsid="002864dd"/>
    </style:style>
    <style:style style:name="T5" style:family="text">
      <style:text-properties officeooo:rsid="002b31a9"/>
    </style:style>
    <style:style style:name="T6" style:family="text">
      <style:text-properties officeooo:rsid="002b5aea"/>
    </style:style>
    <style:style style:name="T7" style:family="text">
      <style:text-properties officeooo:rsid="002b7eaa"/>
    </style:style>
    <style:style style:name="T8" style:family="text">
      <style:text-properties officeooo:rsid="002d1903"/>
    </style:style>
    <style:style style:name="T9" style:family="text">
      <style:text-properties officeooo:rsid="002fd95b"/>
    </style:style>
    <style:style style:name="T10" style:family="text">
      <style:text-properties officeooo:rsid="00303d3c"/>
    </style:style>
    <style:style style:name="T11" style:family="text">
      <style:text-properties officeooo:rsid="00316fac"/>
    </style:style>
    <style:style style:name="T12" style:family="text">
      <style:text-properties officeooo:rsid="0031baf6"/>
    </style:style>
    <style:style style:name="T13" style:family="text">
      <style:text-properties officeooo:rsid="0032473d"/>
    </style:style>
    <style:style style:name="T14" style:family="text">
      <style:text-properties officeooo:rsid="0033ccd3"/>
    </style:style>
    <style:style style:name="T15" style:family="text">
      <style:text-properties officeooo:rsid="0034a934"/>
    </style:style>
    <style:style style:name="T16" style:family="text">
      <style:text-properties officeooo:rsid="00355be4"/>
    </style:style>
    <style:style style:name="T17" style:family="text">
      <style:text-properties officeooo:rsid="003660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dastro/Login/Logo<text:span text:style-name="T15">ut</text:span></text:p>
      <text:p text:style-name="P10"/>
      <text:list xml:id="list3446327887" text:style-name="L1">
        <text:list-item>
          <text:p text:style-name="P19">Sendo usuária posso fazer login para utilizar o app;</text:p>
          <text:p text:style-name="P20"><text:span text:style-name="T17">email</text:span>, senha</text:p>
          <text:p text:style-name="P13"/>
        </text:list-item>
        <text:list-item>
          <text:p text:style-name="P14">Sendo usuária posso inserir meus dados pessoais para personalizar o app;</text:p>
          <text:p text:style-name="P14">foto <text:span text:style-name="T9">da usuária</text:span>, <text:span text:style-name="T9">nome da criança,</text:span> data provável do nascimento do bebê, <text:span text:style-name="T9">sexo do bebê</text:span></text:p>
          <text:p text:style-name="P12"/>
        </text:list-item>
        <text:list-item>
          <text:p text:style-name="P18">Sendo usuária posso <text:span text:style-name="T1">recuperar minha senha caso esqueça a mesma</text:span> para <text:span text:style-name="T1">poder </text:span>utilizar o app;</text:p>
          <text:p text:style-name="P20"><text:span text:style-name="T17">email</text:span></text:p>
          <text:p text:style-name="P11"/>
        </text:list-item>
        <text:list-item>
          <text:p text:style-name="P17">Sendo usuária posso efetuar logo<text:span text:style-name="T11">ut </text:span>do app para impedir terceiros a usarem o meu perfil;</text:p>
        </text:list-item>
      </text:list>
      <text:p text:style-name="P3"/>
      <text:p text:style-name="P6"><text:span text:style-name="T7">U</text:span>suária</text:p>
      <text:list xml:id="list163253062765747" text:continue-numbering="true" text:style-name="L1">
        <text:list-header>
          <text:p text:style-name="P21"/>
        </text:list-header>
        <text:list-item>
          <text:p text:style-name="P29">Sendo usuária posso <text:span text:style-name="T16">adicionar</text:span> amigos<text:span text:style-name="T5">(as)</text:span> <text:span text:style-name="T16">no</text:span> app para poderem acessar as informações compartilhadas no app <text:span text:style-name="T4">e serem meus seguidores</text:span>;</text:p>
          <text:p text:style-name="P22"/>
        </text:list-item>
        <text:list-item>
          <text:p text:style-name="P40">Sendo usuária posso postar textos no meu perfil para compartilhar com meus <text:span text:style-name="T4">seguidores</text:span>;</text:p>
          <text:p text:style-name="P22"/>
        </text:list-item>
        <text:list-item>
          <text:p text:style-name="P22">Sendo usuária posso postar fotos no meu perfil para compartilhar com meus <text:span text:style-name="T4">seguidores</text:span>;</text:p>
          <text:p text:style-name="P22"/>
        </text:list-item>
        <text:list-item>
          <text:p text:style-name="P22">Sendo usuária posso postar videos no meu perfil para compartilhar com meus <text:span text:style-name="T4">seguidores</text:span>;</text:p>
          <text:p text:style-name="P22"/>
        </text:list-item>
        <text:list-item>
          <text:p text:style-name="P30">Sendo usuária posso postar áudios no meu perfil para compartilhar com meus seguidores;</text:p>
          <text:p text:style-name="P30"/>
        </text:list-item>
        <text:list-item>
          <text:p text:style-name="P42">Sendo usuária posso visualizar minhas postagens para verificar as informações nela contidas;</text:p>
          <text:p text:style-name="P32"/>
        </text:list-item>
        <text:list-item>
          <text:p text:style-name="P32">Sendo usuária posso editar minhas postagens <text:span text:style-name="T5">para poder corrigir alguma informação incoerente;</text:span></text:p>
          <text:p text:style-name="P27"/>
        </text:list-item>
        <text:list-item>
          <text:p text:style-name="P43">Sendo usuária posso excluir as postagens realizadas no meu perfil para impedir de que meus <text:span text:style-name="T4">seguidores</text:span> possam ver o conteúdo compartilhado anteriormente;</text:p>
          <text:p text:style-name="P34"/>
        </text:list-item>
        <text:list-item>
          <text:p text:style-name="P41">Sendo usuária posso <text:span text:style-name="T13">visualizar</text:span> os comentários dos <text:span text:style-name="T4">seguidores</text:span> no meu perfil para interagir com <text:span text:style-name="T4">os mesmos</text:span>;</text:p>
        </text:list-item>
      </text:list>
      <text:p text:style-name="P8"/>
      <text:list xml:id="list163252454663839" text:continue-numbering="true" text:style-name="L1">
        <text:list-item>
          <text:p text:style-name="P24">Sendo usuária posso responder os comentários dos <text:span text:style-name="T4">seguidores</text:span> no meu perfil para interagir com <text:span text:style-name="T4">os mesmos</text:span>;</text:p>
          <text:p text:style-name="P24"/>
        </text:list-item>
        <text:list-item>
          <text:p text:style-name="P33">Sendo usuária posso editar <text:span text:style-name="T13">meus comentários</text:span> <text:span text:style-name="T5">para poder corrigir alguma informação incoerente;</text:span></text:p>
          <text:p text:style-name="P28"/>
        </text:list-item>
        <text:list-item>
          <text:p text:style-name="P23">Sendo usuária posso <text:span text:style-name="T13">apagar meus </text:span>comentários no meu perfil para <text:span text:style-name="T13">evitar que os seguidores possam visualizá-lo futuramente</text:span>;</text:p>
          <text:p text:style-name="P23"/>
        </text:list-item>
        <text:list-item>
          <text:p text:style-name="P35">Sendo usuária posso criar <text:span text:style-name="T12">a</text:span> lista de chá de fralda para enviar os itens da mesma para meus <text:span text:style-name="T4">seguidores</text:span>;</text:p>
          <text:p text:style-name="P35"/>
        </text:list-item>
        <text:list-item>
          <text:p text:style-name="P38">Sendo usuária posso <text:span text:style-name="T12">visualizar a </text:span>lista de chá de fralda para <text:span text:style-name="T12">verifcar</text:span> os itens <text:span text:style-name="T12">incluídos n</text:span>a <text:soft-page-break/>mesma;</text:p>
          <text:p text:style-name="P35"/>
        </text:list-item>
        <text:list-item>
          <text:p text:style-name="P35">Sendo usuária posso editar a lista de chá de fralda para adicionar ou remover itens da mesma;</text:p>
          <text:p text:style-name="P35"/>
        </text:list-item>
        <text:list-item>
          <text:p text:style-name="P39">Sendo usuária posso inserir o local do chá de fralda na lista para informar aos seguidores(as) onde será o mesmo;</text:p>
        </text:list-item>
      </text:list>
      <text:p text:style-name="P9"/>
      <text:list xml:id="list163253559274856" text:continue-numbering="true" text:style-name="L1">
        <text:list-item>
          <text:p text:style-name="P30">Sendo usuária <text:span text:style-name="T6">posso</text:span> inserir um evento no calendário para poder me <text:span text:style-name="T10">organizar</text:span>;</text:p>
          <text:p text:style-name="P30"/>
        </text:list-item>
        <text:list-item>
          <text:p text:style-name="P31">Sendo usuária <text:span text:style-name="T6">posso</text:span> <text:span text:style-name="T13">visualizar </text:span>um evento no calendário para <text:span text:style-name="T13">ter acesso das suas informações</text:span>;</text:p>
          <text:p text:style-name="P30"/>
        </text:list-item>
        <text:list-item>
          <text:p text:style-name="P30">Sendo usuária <text:span text:style-name="T6">posso</text:span> editar um evento no calendário para poder corrigir alguma informação incoerente;</text:p>
          <text:p text:style-name="P30"/>
        </text:list-item>
        <text:list-item>
          <text:p text:style-name="P32">Sendo usuária posso apagar um evento no calendário para remover do mesmo;</text:p>
        </text:list-item>
      </text:list>
      <text:p text:style-name="P1"/>
      <text:p text:style-name="P2"/>
      <text:p text:style-name="P2"/>
      <text:p text:style-name="P2"/>
      <text:p text:style-name="P6">Seguidor<text:span text:style-name="T7">(a)</text:span></text:p>
      <text:p text:style-name="P4"/>
      <text:list xml:id="list163252102826123" text:continue-numbering="true" text:style-name="L1">
        <text:list-item>
          <text:p text:style-name="P22">Sendo <text:span text:style-name="T4">seguidor(a)</text:span> posso curtir os posts do usuária para demonstrar meu interesse pelo assunto compartilhado;</text:p>
          <text:p text:style-name="P22"/>
        </text:list-item>
        <text:list-item>
          <text:p text:style-name="P25">Sendo <text:span text:style-name="T4">seguidor(a)</text:span> posso <text:span text:style-name="T2">des</text:span>curtir os posts do usuária para demonstrar meu <text:span text:style-name="T2">arrependimento de curtir</text:span> <text:span text:style-name="T2">o</text:span> assunto compartilhado;</text:p>
          <text:p text:style-name="P22"/>
        </text:list-item>
        <text:list-item>
          <text:p text:style-name="P25">Sendo <text:span text:style-name="T4">seguidor(a)</text:span> posso comentar os posts do usuária para interagir com o usuária gestante sobre o assunto compartilhado;</text:p>
          <text:p text:style-name="P25"/>
        </text:list-item>
        <text:list-item>
          <text:p text:style-name="P23">Sendo <text:span text:style-name="T4">seguidor(a)</text:span> posso <text:span text:style-name="T13">editar meu </text:span>coment<text:span text:style-name="T2">ário n</text:span>os posts do usuária para <text:span text:style-name="T13">poder modificar o conteúdo de meu comentário;</text:span></text:p>
          <text:p text:style-name="P23"/>
        </text:list-item>
        <text:list-item>
          <text:p text:style-name="P26">Sendo <text:span text:style-name="T4">seguidor(a)</text:span> posso <text:span text:style-name="T14">visualizar o </text:span>coment<text:span text:style-name="T2">ário n</text:span>os posts do usuária para <text:span text:style-name="T13">poder interagir com o assunto;</text:span></text:p>
        </text:list-item>
      </text:list>
      <text:p text:style-name="P7"/>
      <text:list xml:id="list163254118905605" text:continue-numbering="true" text:style-name="L1">
        <text:list-item>
          <text:p text:style-name="P25">Sendo <text:span text:style-name="T4">seguidor(a)</text:span> posso <text:span text:style-name="T2">excluir meu </text:span>coment<text:span text:style-name="T2">ário n</text:span>os posts do usuária para <text:span text:style-name="T2">impedir</text:span> <text:span text:style-name="T2">que</text:span> <text:span text:style-name="T5">a</text:span> usuária <text:span text:style-name="T5">ou seguidores(as) possam ver meu comentário;</text:span></text:p>
          <text:p text:style-name="P24"/>
        </text:list-item>
        <text:list-item>
          <text:p text:style-name="P36">Sendo <text:span text:style-name="T4">seguidor(a)</text:span> posso selecionar um ou mais itens da lista de chá de fralda para avisar aos outros<text:span text:style-name="T5">(as)</text:span> <text:span text:style-name="T5">seguidores(as) </text:span>que já foi escolhido um ou mais itens da lista;</text:p>
          <text:p text:style-name="P36"/>
        </text:list-item>
        <text:list-item>
          <text:p text:style-name="P37">Sendo <text:span text:style-name="T4">seguidor(a)</text:span> posso <text:span text:style-name="T14">remover da seleção</text:span> um ou mais itens da lista de chá de fralda para avisar aos outros<text:span text:style-name="T5">(as)</text:span> <text:span text:style-name="T5">seguidores(as) </text:span>que já foi <text:span text:style-name="T14">liberado novamente os itens da lista</text:span>;</text:p>
          <text:p text:style-name="P36"/>
        </text:list-item>
      </text:list>
      <text:p text:style-name="P5"/>
      <text:p text:style-name="P5">Sistema</text:p>
      <text:list xml:id="list163252398545186" text:continue-numbering="true" text:style-name="L1">
        <text:list-header>
          <text:p text:style-name="P44"/>
        </text:list-header>
        <text:list-item>
          <text:p text:style-name="P15">Sendo <text:span text:style-name="T3">gerenciador de eventos do </text:span>sistema <text:span text:style-name="T3">posso</text:span> enviar informações periódicas para o usuária para mantê-la informada de acordo com seu período de gravidez;</text:p>
          <text:p text:style-name="P15"><text:soft-page-break/></text:p>
        </text:list-item>
        <text:list-item>
          <text:p text:style-name="P16">Sendo <text:span text:style-name="T3">gerenciador de eventos do </text:span>sistema <text:span text:style-name="T3">posso</text:span> enviar <text:span text:style-name="T5">dicas</text:span> periódicas para o usuária para mantê-la informada <text:span text:style-name="T5">sobre diversos assuntos sobre gravidez</text:span>;</text:p>
          <text:p text:style-name="P16"/>
        </text:list-item>
        <text:list-item>
          <text:p text:style-name="P16">Sendo <text:span text:style-name="T3">gerenciador de eventos do </text:span>sistema <text:span text:style-name="T3">posso</text:span> enviar <text:span text:style-name="T5">ideias</text:span> periódicas para o usuária para <text:span text:style-name="T5">sugerir ações referentes ao período da gravidez</text:span>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M59S</meta:editing-duration>
    <meta:editing-cycles>28</meta:editing-cycles>
    <meta:generator>LibreOffice/5.4.2.2$Windows_X86_64 LibreOffice_project/22b09f6418e8c2d508a9eaf86b2399209b0990f4</meta:generator>
    <dc:date>2017-12-01T16:32:51.639000000</dc:date>
    <meta:document-statistic meta:table-count="0" meta:image-count="0" meta:object-count="0" meta:page-count="3" meta:paragraph-count="42" meta:word-count="639" meta:character-count="4014" meta:non-whitespace-character-count="3452"/>
    <meta:user-defined meta:name="Info 1"/>
    <meta:user-defined meta:name="Info 2"/>
    <meta:user-defined meta:name="Info 3"/>
    <meta:user-defined meta:name="Info 4"/>
  </office:meta>
</office:document-meta>
</file>